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92D050"/>
    </style:style>
    <style:style style:name="ce3" style:family="table-cell" style:parent-style-name="Default" style:data-style-name="N36">
      <style:table-cell-properties fo:background-color="#92D050"/>
    </style:style>
    <style:style style:name="ce4" style:family="table-cell" style:parent-style-name="Default" style:data-style-name="N37">
      <style:table-cell-properties fo:background-color="#92D050"/>
    </style:style>
    <style:style style:name="ce5" style:family="table-cell" style:parent-style-name="Default" style:data-style-name="N19">
      <style:table-cell-properties fo:background-color="#92D050"/>
    </style:style>
    <style:style style:name="ce6" style:family="table-cell" style:parent-style-name="Default" style:data-style-name="N0">
      <style:table-cell-properties fo:background-color="#FAC090"/>
    </style:style>
    <style:style style:name="ce7" style:family="table-cell" style:parent-style-name="Default" style:data-style-name="N19">
      <style:table-cell-properties fo:background-color="#FAC090"/>
    </style:style>
    <style:style style:name="ce8" style:family="table-cell" style:parent-style-name="Default" style:data-style-name="N0">
      <style:table-cell-properties fo:background-color="#E46D0A"/>
    </style:style>
    <style:style style:name="co1" style:family="table-column">
      <style:table-column-properties fo:break-before="auto" style:column-width="10.9008333333333cm"/>
    </style:style>
    <style:style style:name="co2" style:family="table-column">
      <style:table-column-properties fo:break-before="auto" style:column-width="3.43958333333333cm"/>
    </style:style>
    <style:style style:name="co3" style:family="table-column">
      <style:table-column-properties fo:break-before="auto" style:column-width="3.12208333333333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14.2610416666667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2.27541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number-columns-repeated="1016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1">
            <text:p>tache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date debut</text:p>
          </table:table-cell>
          <table:table-cell office:value-type="string" table:style-name="ce1">
            <text:p>date fin</text:p>
          </table:table-cell>
          <table:table-cell office:value-type="string" table:style-name="ce1">
            <text:p>difficulté</text:p>
          </table:table-cell>
          <table:table-cell office:value-type="string" table:style-name="ce1">
            <text:p>interet</text:p>
          </table:table-cell>
          <table:table-cell office:value-type="string" table:style-name="ce1">
            <text:p>validation</text:p>
          </table:table-cell>
          <table:table-cell office:value-type="string" table:style-name="ce1">
            <text:p>criteres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Avoir une classe jeu generique</text:p>
          </table:table-cell>
          <table:table-cell office:value-type="string" table:style-name="ce2">
            <text:p>OK</text:p>
          </table:table-cell>
          <table:table-cell table:style-name="ce2"/>
          <table:table-cell office:value-type="date" office:date-value="2013-12-01T00:00:00" table:style-name="ce3">
            <text:p>01/12/13</text:p>
          </table:table-cell>
          <table:table-cell office:value-type="float" office:value="21" table:style-name="ce2">
            <text:p>21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une classe abstraite avec toutes les méthodes pour representer un jeu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2">
            <text:p>separer dans un package generic</text:p>
          </table:table-cell>
          <table:table-cell office:value-type="string" table:style-name="ce2">
            <text:p>OK</text:p>
          </table:table-cell>
          <table:table-cell office:value-type="date" office:date-value="2014-01-08T00:00:00" table:style-name="ce4">
            <text:p>8/1/14</text:p>
          </table:table-cell>
          <table:table-cell office:value-type="date" office:date-value="2014-01-08T00:00:00" table:style-name="ce4">
            <text:p>8/1/14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string" table:style-name="ce2">
            <text:p>un package generic ou il n'y a pas de reference aux sous classes de jeu (sauf dans factory)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2">
            <text:p>trouver un moyen de lier la vue et le controleur à son jeu associé</text:p>
          </table:table-cell>
          <table:table-cell office:value-type="string" table:style-name="ce2">
            <text:p>OK</text:p>
          </table:table-cell>
          <table:table-cell office:value-type="date" office:date-value="2014-01-08T00:00:00" table:style-name="ce4">
            <text:p>8/1/14</text:p>
          </table:table-cell>
          <table:table-cell office:value-type="date" office:date-value="2014-01-08T00:00:00" table:style-name="ce4">
            <text:p>8/1/14</text:p>
          </table:table-cell>
          <table:table-cell office:value-type="float" office:value="5" table:style-name="ce2">
            <text:p>5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string" table:style-name="ce2">
            <text:p>seul le jeu connait les sous classes correspondant à sa vue et son controleur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2">
            <text:p>MenuItem generic</text:p>
          </table:table-cell>
          <table:table-cell office:value-type="string" table:style-name="ce2">
            <text:p>OK</text:p>
          </table:table-cell>
          <table:table-cell office:value-type="date" office:date-value="2014-01-08T00:00:00" table:style-name="ce4">
            <text:p>8/1/14</text:p>
          </table:table-cell>
          <table:table-cell office:value-type="date" office:date-value="2014-01-08T00:00:00" table:style-name="ce4">
            <text:p>8/1/14</text:p>
          </table:table-cell>
          <table:table-cell office:value-type="float" office:value="5" table:style-name="ce2">
            <text:p>5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string" table:style-name="ce2">
            <text:p>la construction des menus doit etre la plus simple sans ref explicites aux sous classes des jeux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2">
            <text:p>A revoir la classe VueArbre</text:p>
          </table:table-cell>
          <table:table-cell table:style-name="ce2"/>
          <table:table-cell office:value-type="date" office:date-value="2014-01-08T00:00:00" table:style-name="ce4">
            <text:p>8/1/14</text:p>
          </table:table-cell>
          <table:table-cell office:value-type="date" office:date-value="2014-01-15T00:00:00" table:style-name="ce5">
            <text:p>15/01/2014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string" table:style-name="ce2">
            <text:p>Il y a beaucoup de répétitions au niveau du code (Refactoring)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2">
            <text:p>A revoir l'affichage de l'hypertree</text:p>
          </table:table-cell>
          <table:table-cell table:style-name="ce2"/>
          <table:table-cell office:value-type="date" office:date-value="2014-01-08T00:00:00" table:style-name="ce4">
            <text:p>8/1/14</text:p>
          </table:table-cell>
          <table:table-cell office:value-type="date" office:date-value="2014-01-15T00:00:00" table:style-name="ce5">
            <text:p>15/01/2014</text:p>
          </table:table-cell>
          <table:table-cell office:value-type="float" office:value="5" table:style-name="ce2">
            <text:p>5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string" table:style-name="ce2">
            <text:p>Il y a un trop en trop, lors du clic sur un noeud, le jeu ne retourne pas à l'état correpondant</text:p>
          </table:table-cell>
          <table:table-cell table:number-columns-repeated="16376" table:style-name="ce2"/>
        </table:table-row>
        <table:table-row table:style-name="ro1">
          <table:table-cell table:number-columns-repeated="16384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aire affichage hypertree generique</text:p>
          </table:table-cell>
          <table:table-cell office:value-type="string" table:style-name="ce2">
            <text:p>OK</text:p>
          </table:table-cell>
          <table:table-cell office:value-type="date" office:date-value="2013-12-15T00:00:00" table:style-name="ce3">
            <text:p>15/12/13</text:p>
          </table:table-cell>
          <table:table-cell office:value-type="date" office:date-value="2014-01-29T00:00:00" table:style-name="ce5">
            <text:p>29/01/2014</text:p>
          </table:table-cell>
          <table:table-cell office:value-type="float" office:value="13" table:style-name="ce2">
            <text:p>13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string" table:style-name="ce2">
            <text:p>un seule classe hypertree dans generique, possibilite de jouer a rushhour et au morpion, pas de reference aux sousclasses de jeu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6">
            <text:p>Centre et colorer le noeud lorsqu'on clique dessus</text:p>
          </table:table-cell>
          <table:table-cell office:value-type="string" table:style-name="ce6">
            <text:p>en cours</text:p>
          </table:table-cell>
          <table:table-cell office:value-type="date" office:date-value="2014-02-15T00:00:00" table:style-name="ce7">
            <text:p>15/02/2014</text:p>
          </table:table-cell>
          <table:table-cell table:style-name="ce6"/>
          <table:table-cell office:value-type="float" office:value="8" table:style-name="ce6">
            <text:p>8</text:p>
          </table:table-cell>
          <table:table-cell office:value-type="float" office:value="13" table:style-name="ce6">
            <text:p>13</text:p>
          </table:table-cell>
          <table:table-cell table:number-columns-repeated="16378" table:style-name="ce6"/>
        </table:table-row>
        <table:table-row table:style-name="ro1">
          <table:table-cell office:value-type="string" table:style-name="ce2">
            <text:p>Test unitaire Min Max morpion (profondeur 0, 1, 2, 3 , infini)</text:p>
          </table:table-cell>
          <table:table-cell table:style-name="ce2"/>
          <table:table-cell office:value-type="date" office:date-value="2014-01-29T00:00:00" table:style-name="ce5">
            <text:p>29/01/2014</text:p>
          </table:table-cell>
          <table:table-cell office:value-type="date" office:date-value="2014-01-29T00:00:00" table:style-name="ce5">
            <text:p>29/01/2014</text:p>
          </table:table-cell>
          <table:table-cell table:style-name="ce2"/>
          <table:table-cell office:value-type="float" office:value="12" table:style-name="ce2">
            <text:p>12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2">
            <text:p>Minmax</text:p>
          </table:table-cell>
          <table:table-cell table:style-name="ce2"/>
          <table:table-cell office:value-type="date" office:date-value="2013-12-20T00:00:00" table:style-name="ce3">
            <text:p>20/12/13</text:p>
          </table:table-cell>
          <table:table-cell office:value-type="date" office:date-value="2014-01-29T00:00:00" table:style-name="ce5">
            <text:p>29/01/2014</text:p>
          </table:table-cell>
          <table:table-cell office:value-type="float" office:value="21" table:style-name="ce2">
            <text:p>21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string" table:style-name="ce2">
            <text:p>IA qui sait jouer au morpion, testunitaires, ...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6">
            <text:p>decrire comment ajouter un jeu (mode emploi)</text:p>
          </table:table-cell>
          <table:table-cell table:number-columns-repeated="3" table:style-name="ce6"/>
          <table:table-cell office:value-type="float" office:value="5" table:style-name="ce6">
            <text:p>5</text:p>
          </table:table-cell>
          <table:table-cell office:value-type="float" office:value="13" table:style-name="ce6">
            <text:p>13</text:p>
          </table:table-cell>
          <table:table-cell table:style-name="ce6"/>
          <table:table-cell office:value-type="string" table:style-name="ce6">
            <text:p>etre le plus generique possible en limitant les modifications dans le package generic (pas de reference aux sous classes)</text:p>
          </table:table-cell>
          <table:table-cell table:number-columns-repeated="16376" table:style-name="ce6"/>
        </table:table-row>
        <table:table-row table:style-name="ro1">
          <table:table-cell office:value-type="string" table:style-name="ce2">
            <text:p>Colorer le noeud en cours<text:s/></text:p>
          </table:table-cell>
          <table:table-cell table:number-columns-repeated="4" table:style-name="ce2"/>
          <table:table-cell office:value-type="float" office:value="13" table:style-name="ce2">
            <text:p>13</text:p>
          </table:table-cell>
          <table:table-cell table:number-columns-repeated="16378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uniformiser en anglais</text:p>
          </table:table-cell>
          <table:table-cell table:number-columns-repeated="4" table:style-name="ce8"/>
          <table:table-cell office:value-type="float" office:value="2" table:style-name="ce8">
            <text:p>2</text:p>
          </table:table-cell>
          <table:table-cell table:number-columns-repeated="16378" table:style-name="ce8"/>
        </table:table-row>
        <table:table-row table:style-name="ro1">
          <table:table-cell office:value-type="string" table:style-name="ce8">
            <text:p>separer tree du reste dans generic</text:p>
          </table:table-cell>
          <table:table-cell table:number-columns-repeated="4" table:style-name="ce8"/>
          <table:table-cell office:value-type="float" office:value="8" table:style-name="ce8">
            <text:p>8</text:p>
          </table:table-cell>
          <table:table-cell table:number-columns-repeated="16378" table:style-name="ce8"/>
        </table:table-row>
        <table:table-row table:style-name="ro1">
          <table:table-cell office:value-type="string" table:style-name="ce8">
            <text:p>separer IA du reste dans generic</text:p>
          </table:table-cell>
          <table:table-cell table:number-columns-repeated="4" table:style-name="ce8"/>
          <table:table-cell office:value-type="float" office:value="8" table:style-name="ce8">
            <text:p>8</text:p>
          </table:table-cell>
          <table:table-cell table:number-columns-repeated="16378" table:style-name="ce8"/>
        </table:table-row>
        <table:table-row table:style-name="ro1">
          <table:table-cell office:value-type="string" table:style-name="ce8">
            <text:p>Renommer les methodes et coder proprement</text:p>
          </table:table-cell>
          <table:table-cell table:number-columns-repeated="4" table:style-name="ce1"/>
          <table:table-cell office:value-type="float" office:value="3" table:style-name="ce8">
            <text:p>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A*</text:p>
          </table:table-cell>
          <table:table-cell table:number-columns-repeated="3" table:style-name="ce6"/>
          <table:table-cell office:value-type="float" office:value="21" table:style-name="ce6">
            <text:p>21</text:p>
          </table:table-cell>
          <table:table-cell office:value-type="float" office:value="5" table:style-name="ce6">
            <text:p>5</text:p>
          </table:table-cell>
          <table:table-cell table:style-name="ce6"/>
          <table:table-cell office:value-type="string" table:style-name="ce6">
            <text:p>IA qui sait jouer à rushhour</text:p>
          </table:table-cell>
          <table:table-cell table:number-columns-repeated="16376" table:style-name="ce6"/>
        </table:table-row>
        <table:table-row table:style-name="ro1">
          <table:table-cell office:value-type="string" table:style-name="ce8">
            <text:p>abstrire minmax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/></text:p>
          </table:table-cell>
          <table:table-cell table:number-columns-repeated="16383" table:style-name="ce1"/>
        </table:table-row>
        <table:table-row table:number-rows-repeated="1048552" table:style-name="ro1">
          <table:table-cell table:number-columns-repeated="16384"/>
        </table:table-row>
      </table:table>
      <table:table table:name="Sheet2" table:style-name="ta2">
        <table:table-column table:style-name="co8" table:default-cell-style-name="ce1"/>
        <table:table-column table:style-name="co7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8" table:default-cell-style-name="ce1"/>
        <table:table-column table:style-name="co7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day number:style="long"/>
      <number:text>/</number:text>
      <number:month number:style="long"/>
      <number:text>/</number:text>
      <number:year/>
    </number:date-style>
    <number:date-style style:name="N37">
      <number:day/>
      <number:text>/</number:text>
      <number:month/>
      <number:text>/</number:text>
      <number:year/>
    </number:date-style>
    <number:currency-style style:name="N38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8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Phongphet</meta:initial-creator>
    <dc:creator>Phongphet</dc:creator>
    <meta:creation-date>2009-04-16T11:32:48Z</meta:creation-date>
    <dc:date>2014-01-29T16:19:12Z</dc:date>
    <meta:editing-cycles>6</meta:editing-cycles>
    <meta:editing-duration>PT1091S</meta:editing-duration>
    <meta:user-defined meta:name="Info 1"/>
    <meta:user-defined meta:name="Info 2"/>
    <meta:user-defined meta:name="Info 3"/>
    <meta:user-defined meta:name="Info 4"/>
  </office:meta>
</office:document-meta>
</file>